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P3" style:family="paragraph" style:parent-style-name="Table_20_Contents">
      <style:text-properties style:font-name-complex="Times New Roman1"/>
    </style:style>
    <style:style style:name="P4" style:family="paragraph" style:parent-style-name="Standard">
      <style:paragraph-properties fo:text-align="end" style:justify-single-word="false" style:shadow="none" style:writing-mode="page"/>
    </style:style>
    <style:style style:name="P5" style:family="paragraph" style:parent-style-name="Standard">
      <style:text-properties fo:font-style="normal" officeooo:rsid="004b8767" officeooo:paragraph-rsid="004b8767" style:font-style-asian="normal" style:font-style-complex="normal"/>
    </style:style>
    <style:style style:name="P6" style:family="paragraph" style:parent-style-name="Standard">
      <style:text-properties fo:font-style="normal" fo:font-weight="bold" officeooo:rsid="004b8767" officeooo:paragraph-rsid="004b8767" style:font-style-asian="normal" style:font-weight-asian="bold" style:font-style-complex="normal" style:font-weight-complex="bold"/>
    </style:style>
    <style:style style:name="P7" style:family="paragraph" style:parent-style-name="Frame_20_contents">
      <style:text-properties officeooo:rsid="004eb149" officeooo:paragraph-rsid="004eb149"/>
    </style:style>
    <style:style style:name="P8" style:family="paragraph" style:parent-style-name="Frame_20_contents">
      <style:text-properties officeooo:rsid="004849f0" officeooo:paragraph-rsid="004ef1d1"/>
    </style:style>
    <style:style style:name="P9" style:family="paragraph" style:parent-style-name="Frame_20_contents">
      <style:text-properties officeooo:rsid="004849f0" officeooo:paragraph-rsid="005046dc"/>
    </style:style>
    <style:style style:name="P10" style:family="paragraph" style:parent-style-name="Frame_20_contents">
      <style:text-properties officeooo:rsid="004eb149" officeooo:paragraph-rsid="005046dc"/>
    </style:style>
    <style:style style:name="T1" style:family="text">
      <style:text-properties officeooo:rsid="00379c3a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ORT"/>
        <text:variable-decl office:value-type="float" text:name="DAT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${cmp_name}</text:p>
      <text:p text:style-name="P9">${cnt_first_name} ${cnt_last_name}</text:p>
      <text:p text:style-name="P9">${cmp_street}</text:p>
      <text:p text:style-name="P10"/>
      <text:p text:style-name="P9">${cmp_zip} ${cmp_city}</text:p>
      <text:p text:style-name="P9"/>
      <text:p text:style-name="P4"><text:variable-set text:name="ORT" office:value-type="string">Bremen</text:variable-set> <text:date style:data-style-name="N37" text:date-value="2021-02-19T20:16:52.059999955">19.02.21</text:date></text:p>
      <text:p text:style-name="Standard"/>
      <text:p text:style-name="Standard"/>
      <text:p text:style-name="P6">${job_title}</text:p>
      <text:p text:style-name="P5"/>
      <text:p text:style-name="P5"/>
      <text:p text:style-name="P5">Sehr ${cnt_sex} ${cnt_title} ${cnt_last_name},</text:p>
      <text:p text:style-name="P5"/>
      <text:p text:style-name="P5">Sie suchen einen Softwareentwickler unter Java. Als 'Sun Certified Java Programmer' und 'Oracle Certified Professional, Java EE 5 Web Component Developer' mit mehrjähriger Projekterfahrung in der objektorientierten Entwicklung von webbasierten Anwendungen, würde ich mich Ihnen gerne vorstellen.</text:p>
      <text:p text:style-name="P5"/>
      <text:p text:style-name="P5">Zur Zeit bin ich bei einem Bremer Unternehmen mit der Entwicklung einer webbasierten Helpdeskanwendung unter Java EE8 betraut. Hierbei entwickle ich mit den Java-Framework JPA in der Implementation von Eclipse Link und JAXB 2 für die Modelgenerierung gegen eine Oracle Datenbank. Im Frontend basiert das Projekt auf JSF und dem AJAX-Framework PrimeFaces, wo ich clientseitig ebenfalls Javascript, jQuery, HTM und CSS intensiv einsetzt. Meine Aufgaben umfassten gleichsam das Deployment der Webapplikationen auf einen Jboss Wild-Fly Applicationserver. In der täglichen Projektarbeit werde ich von Frameworks wie Eclipse, Maven und Git bzw. SVN unterstützt und kann hier hingehend auf gute bis sehr gute Kenntnisse verweisen. </text:p>
      <text:p text:style-name="P5"><text:tab/>Neben umfassenden Java-Kenntinssen habe ich durch vorhergehenden Projektarbeiten auch</text:p>
      <text:p text:style-name="P5">Erfahrungen in ASP.Net und dem MS MVC, so wie dem EF Framework unter C# erworben und gegen einen SQL Server programmiert. Dabei sind von mir Http -Anfragen über das OData Protokoll für REST APIs verarbeitet worden. Grundkenntnisse mit dem Kendo-Framework runden mein .NET-Profil ab.</text:p>
      <text:p text:style-name="P5"/>
      <text:p text:style-name="P5">In meinem bisherigen Schaffen konnte ich sowohl eigenverantwortlich, als auch im Team</text:p>
      <text:p text:style-name="P5">überzeugen. Aus meinen Projektarbeiten bringe ich die Erfahrung mit, dass sich meine Stärken im</text:p>
      <text:p text:style-name="P5">konstruktiven und kreativen Austausch mit Kollegen am besten entwickeln. Aufgrund des Projektabschusses würde ich gerne eine neue und spannende Herausforderung bei der ${cmp_name} zum annehmen. Meine Gehaltsvorstellung bewegt sich zum Einstieg um etwa ${job_salary} Euro, wobei ich Ihnen einen sofortigen Einstiegstermin anbieten kann.</text:p>
      <text:p text:style-name="P5"/>
      <text:p text:style-name="P5">Ich freue mich sehr auf eine Einladung zu einem persönlichen Gespräch und verbleibe bis dahin mit</text:p>
      <text:p text:style-name="P5">freundlichem Gruß</text:p>
      <text:p text:style-name="P5"/>
      <text:p text:style-name="P5">Ulrich Klo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locktext" style:family="paragraph" style:parent-style-name="Standard">
      <loext:graphic-properties draw:fill="solid" draw:fill-color="#ffffff" draw:opacity="100%"/>
      <style:paragraph-properties fo:margin-left="0.018cm" fo:margin-right="1.219cm" fo:line-height="0.762cm" fo:orphans="0" fo:widows="0" fo:text-indent="0cm" style:auto-text-indent="false" fo:background-color="#ffffff" style:text-autospace="none"/>
      <style:text-properties fo:color="#000000" fo:font-size="19pt" style:font-size-asian="19pt" style:font-size-complex="19pt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cm" style:rel-column-width="18501*"/>
    </style:style>
    <style:style style:name="Tabelle1.B" style:family="table-column">
      <style:table-column-properties style:column-width="12.201cm" style:rel-column-width="47034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M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MP3" style:family="paragraph" style:parent-style-name="Table_20_Contents">
      <style:text-properties style:font-name-complex="Times New Roman1"/>
    </style:style>
    <style:style style:name="MT1" style:family="text">
      <style:text-properties officeooo:rsid="00379c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Ulrich Kloodt</text:p>
              <text:p text:style-name="MP2"><text:span text:style-name="MT1">Ostendorpstrasse 36</text:span><text:line-break/><text:span text:style-name="MT1">28203 Bremen</text:span><text:line-break/><text:span text:style-name="MT1">0174 2990061</text:span><text:line-break/>ulrich.kloodt@gmx.de</text:p>
            </table:table-cell>
            <table:table-cell table:style-name="Tabelle1.B1" office:value-type="string">
              <text:p text:style-name="MP3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56:31.087000000</meta:creation-date>
    <meta:editing-duration>PT2H5M1S</meta:editing-duration>
    <meta:editing-cycles>24</meta:editing-cycles>
    <meta:generator>LibreOffice/5.2.7.2$Windows_x86 LibreOffice_project/2b7f1e640c46ceb28adf43ee075a6e8b8439ed10</meta:generator>
    <dc:date>2021-02-19T20:16:51.840000000</dc:date>
    <meta:document-statistic meta:table-count="1" meta:image-count="0" meta:object-count="0" meta:page-count="1" meta:paragraph-count="19" meta:word-count="304" meta:character-count="2261" meta:non-whitespace-character-count="1974"/>
  </office:meta>
</office:document-meta>
</file>